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Deploy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ploy.addJonas( JonasHotDeploymentTool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ploy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ploy.addWeblogic( WebLogicHotDeploymentTool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ploy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Deploy.addGeneric( GenericHotDeploymentTool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ploy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ploy.setSource( Fil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